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imfiction.net/story/401496/the-fairy-tale-fiasco" text:style-name="Internet_20_link" text:visited-style-name="Visited_20_Internet_20_Link"><text:span text:style-name="T1">https://www.fimfiction.net/story/401496/the-fairy-tale-fiasco</text:span></text:a></text:p>
      <text:p text:style-name="P1"/>
      <text:p text:style-name="P1">„My Little Pony”, nieważne, jaka byłaby średnia wieku oglądających, jest bajką dla dzieci. W takim wypadku, co bardziej by pasowało do tego, niż inne bajki dla dzieci? Serial już zaadaptował kilka z nich – jak choćby „Opowieść Wigilijną” Dickensa. „The Fairy Tale Fiasco” idzie o krok dalej, fundując swoim bohaterom podróż przez serię klasycznych baśni, legend i innych tego typu klasyk literackich.</text:p>
      <text:p text:style-name="P1"/>
      <text:p text:style-name="P1">Najnowszy prezent od Twilight dla swojej ulubionej (i jedynej) bratanicy jest specjalny – to zaklęta książka z bajkami, która tworzy wokół siebie iluzje, prezentujące czytaną historię. Niestety, niejaki król Sombra wybiera moment, w którym młoda księżniczka dostaje nową zabawkę, by po raz kolejny spróbować podbić Kryształowe Imperium. Czar, który ma zamknąć naszych bohaterów w nieskończonym koszmarze, miesza się z magią z książki. W efekcie Twilight, Spike, Flurry oraz sam mroczny król trafiają do świata baśni w roli głównych bohaterów…</text:p>
      <text:p text:style-name="P1"/>
      <text:p text:style-name="P1">Na chwilę obecną opowiadanie oferuje zaledwie dwie opowieści – jedna z nich to „Zagubione dzieci” (francuska bajka), a druga to klasyczna opowieść o Robin Hoodzie, oczywiście obie w skucykowanych wersjach. By naszym bohaterom nie było za łatwo (lub by wymusić kooperację i zapewnić, że Twilight i Sombra nie pozabijają się za łatwo) istnieją jednak pewne ograniczenia – muszą trzymać się fabuły oraz mają osłabione zdolności magiczne. W połączeniu z drobnym faktem, że król Kryształowego Imperium nie zna się na bajkach, a jego charakter nie zachęca do współpracy, cała grupka szybko okazuje się być istnym magnesem na problemy…</text:p>
      <text:p text:style-name="P1"/>
      <text:p text:style-name="P1">Na chwilę obecną to, co opublikował autor, pozwala mieć spore nadzieję odnośnie jakości dalszych części. Ze względu na stosowanie różnych opowieści, możliwe jest między innymi dowolne żonglowanie postaciami – dla przykładu w „Robin Hoodzie” rolę króla Jana przyjmuje niejaka Nightmare Moon, tak kochana i urocza, jak ją znamy z serialu. W niedalekiej przyszłości w nieznanej jeszcze roli ma wystąpić Chrysalis. Również prezentacja Twilight i jej towarzyszy pasuje do ich charakteru z serialu. Niewiadomą pozostaje tylko król Sombra – z rozdziału na rozdział coraz bardziej przyzwyczaja się do obecności „wieśniaków”, a pewne wydarzenia rzucają odrobinę światła na jego przeszłość. </text:p>
      <text:p text:style-name="P1"/>
      <text:p text:style-name="P1">Biorąc pod uwagę przyjemny styl pisania, pomysł, który daje spore możliwości autorowi, oraz obecność mojego ulubionego złoczyńcy, z całą pewnością będę pamiętać o tym, by co pewien czas zerkać na to opowiadanie i sprawdzać, czy nie zostało zaktualizowane. Liczę tylko, że przypadkiem twórcy nie wyjdzie, tak jak wielu innym pisarzom korzystającym z mrocznego króla, Sombra-Mary Sue…</text:p>
      <text:p text:style-name="P1"/>
      <text:p text:style-name="P1"/>
      <text:p text:style-name="P1"><text:a xlink:type="simple" xlink:href="https://derpibooru.org/1739392?q=sombra" text:style-name="Internet_20_link" text:visited-style-name="Visited_20_Internet_20_Link"><text:span text:style-name="T1">https://derpibooru.org/1739392?q=sombra</text:span></text:a> – na top</text:p>
      <text:p text:style-name="P1"><text:a xlink:type="simple" xlink:href="https://cdn-img.fimfiction.net/story/fcmk-1519061214-401496-full" text:style-name="Internet_20_link" text:visited-style-name="Visited_20_Internet_20_Link"><text:span text:style-name="T1">https://cdn-img.fimfiction.net/story/fcmk-1519061214-401496-full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5-27T23:44:10.278000000</dc:date>
    <meta:editing-duration>PT6H46M55S</meta:editing-duration>
    <meta:editing-cycles>1</meta:editing-cycles>
    <meta:document-statistic meta:table-count="0" meta:image-count="0" meta:object-count="0" meta:page-count="1" meta:paragraph-count="8" meta:word-count="391" meta:character-count="2807" meta:non-whitespace-character-count="2415"/>
  </office:meta>
</office:document-meta>
</file>